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42.74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55.83mm"/>
    </style:style>
    <style:style style:name="co5" style:family="table-column">
      <style:table-column-properties fo:break-before="auto" style:column-width="47.64mm"/>
    </style:style>
    <style:style style:name="co6" style:family="table-column">
      <style:table-column-properties fo:break-before="auto" style:column-width="79.52mm"/>
    </style:style>
    <style:style style:name="co7" style:family="table-column">
      <style:table-column-properties fo:break-before="auto" style:column-width="65.9mm"/>
    </style:style>
    <style:style style:name="co8" style:family="table-column">
      <style:table-column-properties fo:break-before="auto" style:column-width="159.8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111111"/>
      <style:text-properties fo:color="#1c1c1c"/>
    </style:style>
    <style:style style:name="ce3" style:family="table-cell" style:parent-style-name="Default">
      <style:table-cell-properties fo:background-color="#111111"/>
    </style:style>
    <style:style style:name="ce4" style:family="table-cell" style:parent-style-name="Default">
      <style:text-properties style:font-name="Cambria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Sr no.</text:p>
          </table:table-cell>
          <table:table-cell table:style-name="ce1" office:value-type="string" calcext:value-type="string">
            <text:p>Resourc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ROUTE</text:p>
          </table:table-cell>
          <table:table-cell table:style-name="ce1" office:value-type="string" calcext:value-type="string">
            <text:p>INPUT</text:p>
          </table:table-cell>
          <table:table-cell table:style-name="ce4" office:value-type="string" calcext:value-type="string">
            <text:p>RESPONSE (SUCCESS)</text:p>
          </table:table-cell>
          <table:table-cell table:style-name="ce1" office:value-type="string" calcext:value-type="string">
            <text:p>RESPONSE (ERROR)</text:p>
          </table:table-cell>
          <table:table-cell table:style-name="ce1" office:value-type="string" calcext:value-type="string">
            <text:p>DATABASE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dd_user</text:p>
          </table:table-cell>
          <table:table-cell office:value-type="string" calcext:value-type="string" table:number-columns-spanned="1" table:number-rows-spanned="6">
            <text:p><text:span text:style-name="T1">name:gaurav</text:span></text:p>
            <text:p><text:span text:style-name="T1">email:gaurav</text:span>@yopmail.com</text:p>
            <text:p>password:123</text:p>
            <text:p>contact:8899737453</text:p>
            <text:p>question:fav color</text:p>
            <text:p>answer:red</text:p>
          </table:table-cell>
          <table:table-cell office:value-type="string" calcext:value-type="string" table:number-columns-spanned="1" table:number-rows-spanned="4">
            <text:p>{</text:p>
            <text:p>    "Message": " User added successfully !!",</text:p>
            <text:p>    "Status codes": 200</text:p>
            <text:p>}</text:p>
          </table:table-cell>
          <table:table-cell office:value-type="string" calcext:value-type="string" table:number-columns-spanned="1" table:number-rows-spanned="4">
            <text:p>{</text:p>
            <text:p>    "Status codes": 404,</text:p>
            <text:p>    "Error": "Some thing went wrong !!"</text:p>
            <text:p>}</text:p>
          </table:table-cell>
          <table:table-cell office:value-type="string" calcext:value-type="string" table:number-columns-spanned="1" table:number-rows-spanned="10">
            <text:p>/* 1 */</text:p>
            <text:p>{</text:p>
            <text:p>    "_id" : ObjectId("5c2f2be5937be531c8270ccc"),</text:p>
            <text:p>    "name" : "gaurav",</text:p>
            <text:p>    "question" : "fav color",</text:p>
            <text:p>    "creation_date" : "Fri Jan 04 15:18:21  2019 ",</text:p>
            <text:p>    "contact" : "8899737453",</text:p>
            <text:p>    "answer" : "red",</text:p>
            <text:p>    "password" : "$2b$12$TdVBVUoF4s5Y5RI2C3AWcO5NhQjTne5AC5SevDE2jpRQWmZPNlD56",</text:p>
            <text:p>    "email" : "gaurav@yopmail.com"</text:p>
            <text:p>}</text:p>
          </table:table-cell>
          <table:table-cell table:number-columns-repeated="1016"/>
        </table:table-row>
        <table:table-row table:style-name="ro3">
          <table:table-cell table:number-columns-repeated="4"/>
          <table:covered-table-cell table:number-columns-repeated="4"/>
          <table:table-cell table:number-columns-repeated="1016"/>
        </table:table-row>
        <table:table-row table:style-name="ro3">
          <table:table-cell table:number-columns-repeated="4"/>
          <table:covered-table-cell table:number-columns-repeated="4"/>
          <table:table-cell table:number-columns-repeated="1016"/>
        </table:table-row>
        <table:table-row table:style-name="ro3">
          <table:table-cell table:number-columns-repeated="4"/>
          <table:covered-table-cell table:number-columns-repeated="4"/>
          <table:table-cell table:number-columns-repeated="1016"/>
        </table:table-row>
        <table:table-row table:style-name="ro3">
          <table:table-cell table:number-columns-repeated="4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3">
          <table:table-cell table:number-columns-repeated="4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3">
          <table:table-cell table:number-columns-repeated="7"/>
          <table:covered-table-cell/>
          <table:table-cell table:number-columns-repeated="1016"/>
        </table:table-row>
        <table:table-row table:style-name="ro3">
          <table:table-cell table:number-columns-repeated="7"/>
          <table:covered-table-cell/>
          <table:table-cell table:number-columns-repeated="1016"/>
        </table:table-row>
        <table:table-row table:style-name="ro3">
          <table:table-cell table:number-columns-repeated="7"/>
          <table:covered-table-cell/>
          <table:table-cell table:number-columns-repeated="1016"/>
        </table:table-row>
        <table:table-row table:style-name="ro3">
          <table:table-cell table:number-columns-repeated="7"/>
          <table:covered-table-cell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User 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login</text:p>
          </table:table-cell>
          <table:table-cell office:value-type="string" calcext:value-type="string" table:number-columns-spanned="1" table:number-rows-spanned="2">
            <text:p>email:gaurav@yopmail.com</text:p>
            <text:p>Password:123</text:p>
          </table:table-cell>
          <table:table-cell office:value-type="string" calcext:value-type="string" table:number-columns-spanned="1" table:number-rows-spanned="4">
            <text:p>{</text:p>
            <text:p>    "Message": "Login successful",</text:p>
            <text:p>    "Status codes": 200,</text:p>
            <text:p>    "Token": "eyJhbGciOiJIUzI1NiIsInR5cCI6IkpXVCJ9.eyJ1c2VyIjoiZ2F1cmF2QHlvcG1haWwuY29tIiwiZXhwIjoxNTQ2NTk2MjM0fQ.npYK8FNR5XfWi2ZcNNy1bJegLtj2PsE-gKAvd9ybhnE"</text:p>
            <text:p>}</text:p>
          </table:table-cell>
          <table:table-cell office:value-type="string" calcext:value-type="string" table:number-columns-spanned="1" table:number-rows-spanned="7">
            <text:p>{</text:p>
            <text:p>    "Status codes": 403,</text:p>
            <text:p>    "Error": "Password is wrong!"</text:p>
            <text:p>}</text:p>
            <text:p/>
            <text:p>or</text:p>
            <text:p/>
            <text:p>{</text:p>
            <text:p>    "Status codes": 400,</text:p>
            <text:p>    "Error": "Email Id is incorrect"</text:p>
            <text:p>}</text:p>
          </table:table-cell>
          <table:table-cell table:number-columns-repeated="1017"/>
        </table:table-row>
        <table:table-row table:style-name="ro3">
          <table:table-cell table:number-columns-repeated="4"/>
          <table:covered-table-cell table:number-columns-repeated="3"/>
          <table:table-cell table:number-columns-repeated="1017"/>
        </table:table-row>
        <table:table-row table:style-name="ro3">
          <table:table-cell table:number-columns-repeated="5"/>
          <table:covered-table-cell table:number-columns-repeated="2"/>
          <table:table-cell table:number-columns-repeated="1017"/>
        </table:table-row>
        <table:table-row table:style-name="ro3">
          <table:table-cell table:number-columns-repeated="5"/>
          <table:covered-table-cell table:number-columns-repeated="2"/>
          <table:table-cell table:number-columns-repeated="1017"/>
        </table:table-row>
        <table:table-row table:style-name="ro3">
          <table:table-cell table:number-columns-repeated="6"/>
          <table:covered-table-cell/>
          <table:table-cell table:number-columns-repeated="1017"/>
        </table:table-row>
        <table:table-row table:style-name="ro3">
          <table:table-cell table:number-columns-repeated="6"/>
          <table:covered-table-cell/>
          <table:table-cell table:number-columns-repeated="1017"/>
        </table:table-row>
        <table:table-row table:style-name="ro3">
          <table:table-cell table:number-columns-repeated="6"/>
          <table:covered-table-cell/>
          <table:table-cell table:number-columns-repeated="1017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ho Am I (check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whoami</text:p>
          </table:table-cell>
          <table:table-cell/>
          <table:table-cell office:value-type="string" calcext:value-type="string" table:number-columns-spanned="1" table:number-rows-spanned="5">
            <text:p>{</text:p>
            <text:p>    "Message": " Hello, i am gaurav !!",</text:p>
            <text:p>    "Session": "gaurav@yopmail.com",</text:p>
            <text:p>    "Status codes": 200</text:p>
            <text:p>}</text:p>
          </table:table-cell>
          <table:table-cell office:value-type="string" calcext:value-type="string" table:number-columns-spanned="1" table:number-rows-spanned="5">
            <text:p>{</text:p>
            <text:p>    "Status codes": 400,</text:p>
            <text:p>    "Error": "User is not login"</text:p>
            <text:p>}</text:p>
          </table:table-cell>
          <table:table-cell table:number-columns-repeated="1017"/>
        </table:table-row>
        <table:table-row table:style-name="ro3">
          <table:table-cell table:number-columns-repeated="5"/>
          <table:covered-table-cell table:number-columns-repeated="2"/>
          <table:table-cell table:number-columns-repeated="1017"/>
        </table:table-row>
        <table:table-row table:style-name="ro3">
          <table:table-cell table:number-columns-repeated="5"/>
          <table:covered-table-cell table:number-columns-repeated="2"/>
          <table:table-cell table:number-columns-repeated="1017"/>
        </table:table-row>
        <table:table-row table:style-name="ro3">
          <table:table-cell table:number-columns-repeated="5"/>
          <table:covered-table-cell table:number-columns-repeated="2"/>
          <table:table-cell table:number-columns-repeated="1017"/>
        </table:table-row>
        <table:table-row table:style-name="ro3">
          <table:table-cell table:number-columns-repeated="5"/>
          <table:covered-table-cell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3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logout</text:p>
          </table:table-cell>
          <table:table-cell/>
          <table:table-cell office:value-type="string" calcext:value-type="string" table:number-columns-spanned="1" table:number-rows-spanned="4">
            <text:p>{</text:p>
            <text:p>    "Message": "Logout Successfully!",</text:p>
            <text:p>    "Status codes": 200</text:p>
            <text:p>}</text:p>
          </table:table-cell>
          <table:table-cell office:value-type="string" calcext:value-type="string" table:number-columns-spanned="1" table:number-rows-spanned="4">
            <text:p>{</text:p>
            <text:p>    "Status codes": 400,</text:p>
            <text:p>    "Error": "User Already Logout!"</text:p>
            <text:p>}</text:p>
          </table:table-cell>
          <table:table-cell table:number-columns-repeated="1017"/>
        </table:table-row>
        <table:table-row table:style-name="ro3">
          <table:table-cell table:number-columns-repeated="5"/>
          <table:covered-table-cell table:number-columns-repeated="2"/>
          <table:table-cell table:number-columns-repeated="1017"/>
        </table:table-row>
        <table:table-row table:style-name="ro3">
          <table:table-cell table:number-columns-repeated="5"/>
          <table:covered-table-cell table:number-columns-repeated="2"/>
          <table:table-cell table:number-columns-repeated="1017"/>
        </table:table-row>
        <table:table-row table:style-name="ro3">
          <table:table-cell table:number-columns-repeated="5"/>
          <table:covered-table-cell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3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USER INFORMATION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_info</text:p>
          </table:table-cell>
          <table:table-cell/>
          <table:table-cell office:value-type="string" calcext:value-type="string" table:number-columns-spanned="1" table:number-rows-spanned="8">
            <text:p>{</text:p>
            <text:p>    "IP": "127.0.0.1",</text:p>
            <text:p>    "MAC Address ": "2C-FD-A1-70-3A-28",</text:p>
            <text:p>    "Agent": "PostmanRuntime/7.4.0",</text:p>
            <text:p>    "Status codes": 200,</text:p>
            <text:p>    "LOGIN_TYPE": "User Login",</text:p>
            <text:p>    "Message": "Success!",</text:p>
            <text:p>    "Email": "gaurav@yopmail.com"</text:p>
            <text:p>}</text:p>
          </table:table-cell>
          <table:table-cell office:value-type="string" calcext:value-type="string" table:number-columns-spanned="1" table:number-rows-spanned="4">
            <text:p>{</text:p>
            <text:p>    "Status codes": 400,</text:p>
            <text:p>    "Error": "User not found Please Login first"</text:p>
            <text:p>}</text:p>
          </table:table-cell>
          <table:table-cell table:number-columns-repeated="1017"/>
        </table:table-row>
        <table:table-row table:style-name="ro3">
          <table:table-cell table:number-columns-repeated="5"/>
          <table:covered-table-cell table:number-columns-repeated="2"/>
          <table:table-cell table:number-columns-repeated="1017"/>
        </table:table-row>
        <table:table-row table:style-name="ro3">
          <table:table-cell table:number-columns-repeated="5"/>
          <table:covered-table-cell table:number-columns-repeated="2"/>
          <table:table-cell table:number-columns-repeated="1017"/>
        </table:table-row>
        <table:table-row table:style-name="ro3">
          <table:table-cell table:number-columns-repeated="5"/>
          <table:covered-table-cell table:number-columns-repeated="2"/>
          <table:table-cell table:number-columns-repeated="1017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3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Get user detail by 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earch_user</text:p>
          </table:table-cell>
          <table:table-cell office:value-type="string" calcext:value-type="string">
            <text:p>email:<text:a xlink:href="mailto:gaurav@yopmail.com" xlink:type="simple">gaurav@yopmail.com</text:a></text:p>
          </table:table-cell>
          <table:table-cell office:value-type="string" calcext:value-type="string" table:number-columns-spanned="1" table:number-rows-spanned="11">
            <text:p>{</text:p>
            <text:p>    "Name": "gaurav",</text:p>
            <text:p>    "Contact": "8899737453",</text:p>
            <text:p>    "Creation Date": "Fri Jan 04 15:11:10  2019 ",</text:p>
            <text:p>    "Question": "fav color",</text:p>
            <text:p><text:span text:style-name="T1">    "User Id": "5c2f2be5937be531c8270ccc</text:span>",</text:p>
            <text:p>    "Status codes": 200,</text:p>
            <text:p>    "Answer": "red",</text:p>
            <text:p>    "Message": "Search Successfully!",</text:p>
            <text:p>    "Password": "$2b$12$i/73gZRjhr6klrE5y5xG2O3M1pyU9slyhXHaMKaRyxP4.1i3.RcBm",</text:p>
            <text:p>    "Email": "gaurav@yopmail.com"</text:p>
            <text:p>}</text:p>
          </table:table-cell>
          <table:table-cell office:value-type="string" calcext:value-type="string" table:number-columns-spanned="1" table:number-rows-spanned="4">
            <text:p>{</text:p>
            <text:p>    "Status codes": 400,</text:p>
            <text:p>    "Error": "Some thing went wrong !!"</text:p>
            <text:p>}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 calcext:value-type="string">
            <text:p><text:s/></text:p>
          </table:table-cell>
          <table:covered-table-cell office:value-type="string" calcext:value-type="string">
            <text:p>Name": "gaurav",</text:p>
            <text:p>    "Contact": "8899737453",</text:p>
            <text:p>    "Creation Date": "Fri Jan 04 15:11:10  2019 ",</text:p>
            <text:p>    "Question": "fav color",</text:p>
            <text:p>    "User Id": "5c2f2a36937be531c8270ccb",</text:p>
            <text:p>    "Status codes": 200,</text:p>
            <text:p>    "Answer": "red",</text:p>
            <text:p>    "Message": "Search Successfully!",</text:p>
            <text:p>    "Password": "$2b$12$i/73gZRjhr6klrE5y5xG2O3M1pyU9slyhXHaMKaRyxP4.1i3.RcBm",</text:p>
            <text:p>    "Email": "gaurav@yopmail.com</text:p>
          </table:covered-table-cell>
          <table:covered-table-cell/>
          <table:table-cell table:number-columns-repeated="1017"/>
        </table:table-row>
        <table:table-row table:style-name="ro3">
          <table:table-cell table:number-columns-repeated="5"/>
          <table:covered-table-cell office:value-type="string" calcext:value-type="string">
            <text:p>}</text:p>
          </table:covered-table-cell>
          <table:covered-table-cell/>
          <table:table-cell table:number-columns-repeated="1017"/>
        </table:table-row>
        <table:table-row table:style-name="ro3">
          <table:table-cell table:number-columns-repeated="5"/>
          <table:covered-table-cell table:number-columns-repeated="2"/>
          <table:table-cell table:number-columns-repeated="1017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3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orget 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forgot</text:p>
          </table:table-cell>
          <table:table-cell office:value-type="string" calcext:value-type="string" table:number-columns-spanned="1" table:number-rows-spanned="4">
            <text:p>email:gaurav@yopmail.com</text:p>
            <text:p>newpassword:1234</text:p>
            <text:p>question:fav color</text:p>
            <text:p>answer:red</text:p>
          </table:table-cell>
          <table:table-cell office:value-type="string" calcext:value-type="string" table:number-columns-spanned="1" table:number-rows-spanned="4">
            <text:p>{</text:p>
            <text:p>    "Message": "Changed password successfully!",</text:p>
            <text:p>    "Status codes": 200</text:p>
            <text:p>}</text:p>
          </table:table-cell>
          <table:table-cell office:value-type="string" calcext:value-type="string" table:number-columns-spanned="1" table:number-rows-spanned="4">
            <text:p>{</text:p>
            <text:p>    "Status codes": 404,</text:p>
            <text:p>    "Error": "This email doesn't exists in our database.."</text:p>
            <text:p>}</text:p>
          </table:table-cell>
          <table:table-cell table:number-columns-repeated="1017"/>
        </table:table-row>
        <table:table-row table:style-name="ro3">
          <table:table-cell table:number-columns-repeated="4"/>
          <table:covered-table-cell table:number-columns-repeated="3"/>
          <table:table-cell table:number-columns-repeated="1017"/>
        </table:table-row>
        <table:table-row table:style-name="ro3">
          <table:table-cell table:number-columns-repeated="4"/>
          <table:covered-table-cell table:number-columns-repeated="3"/>
          <table:table-cell table:number-columns-repeated="1017"/>
        </table:table-row>
        <table:table-row table:style-name="ro3">
          <table:table-cell table:number-columns-repeated="4"/>
          <table:covered-table-cell table:number-columns-repeated="3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3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Get All Us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_all_user</text:p>
          </table:table-cell>
          <table:table-cell/>
          <table:table-cell office:value-type="string" calcext:value-type="string" table:number-columns-spanned="1" table:number-rows-spanned="13">
            <text:p><text:span text:style-name="T1">{</text:span></text:p>
            <text:p><text:span text:style-name="T1">    "users": [</text:span></text:p>
            <text:p><text:span text:style-name="T1">        {</text:span></text:p>
            <text:p><text:span text:style-name="T1">            "password": "$2b$12$TdVBVUoF4s5Y5RI2C3AWcO5NhQjTne5AC5SevDE2jpRQWmZPNlD56",</text:span></text:p>
            <text:p><text:span text:style-name="T1">            "name": "rahul",</text:span></text:p>
            <text:p><text:span text:style-name="T1">            "question": "fav color",</text:span></text:p>
            <text:p><text:span text:style-name="T1">            "creation_date": "Fri Jan 04 15:18:21  2019 ",</text:span></text:p>
            <text:p><text:span text:style-name="T1">            "contact": "8899737453",</text:span></text:p>
            <text:p><text:span text:style-name="T1">            "answer": "red",</text:span></text:p>
            <text:p><text:span text:style-name="T1">            "_id": "5c2f2be5937be531c8270ccc",</text:span></text:p>
            <text:p><text:span text:style-name="T1">            "email": "gaurav@yopmail.com"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3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Add Todo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dd_todo</text:p>
          </table:table-cell>
          <table:table-cell office:value-type="string" calcext:value-type="string" table:number-columns-spanned="1" table:number-rows-spanned="6">
            <text:p>title:python work</text:p>
            <text:p>description:create api</text:p>
            <text:p>Date:01-01-2019</text:p>
            <text:p>status:0 (pending=0, </text:p>
            <text:p>  complete=1)</text:p>
            <text:p/>
          </table:table-cell>
          <table:table-cell office:value-type="string" calcext:value-type="string" table:number-columns-spanned="1" table:number-rows-spanned="4">
            <text:p>{</text:p>
            <text:p>    "Message": "Todo added sucessfully !!",</text:p>
            <text:p>    "Status codes": 200</text:p>
            <text:p>}</text:p>
          </table:table-cell>
          <table:table-cell office:value-type="string" calcext:value-type="string" table:number-columns-spanned="1" table:number-rows-spanned="4">
            <text:p>{</text:p>
            <text:p>    "Status codes": 400,</text:p>
            <text:p>    "Error": "Some went wrong. please Login first"</text:p>
            <text:p>}</text:p>
          </table:table-cell>
          <table:table-cell table:number-columns-repeated="1017"/>
        </table:table-row>
        <table:table-row table:style-name="ro3">
          <table:table-cell table:number-columns-repeated="4"/>
          <table:covered-table-cell table:number-columns-repeated="3"/>
          <table:table-cell table:number-columns-repeated="1017"/>
        </table:table-row>
        <table:table-row table:style-name="ro3">
          <table:table-cell table:number-columns-repeated="4"/>
          <table:covered-table-cell table:number-columns-repeated="3"/>
          <table:table-cell table:number-columns-repeated="1017"/>
        </table:table-row>
        <table:table-row table:style-name="ro3">
          <table:table-cell table:number-columns-repeated="4"/>
          <table:covered-table-cell table:number-columns-repeated="3"/>
          <table:table-cell table:number-columns-repeated="1017"/>
        </table:table-row>
        <table:table-row table:style-name="ro3">
          <table:table-cell table:number-columns-repeated="4"/>
          <table:covered-table-cell/>
          <table:table-cell table:number-columns-repeated="1019"/>
        </table:table-row>
        <table:table-row table:style-name="ro3">
          <table:table-cell table:number-columns-repeated="4"/>
          <table:covered-table-cell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Get All Complete Todo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_all_complete</text:p>
          </table:table-cell>
          <table:table-cell/>
          <table:table-cell office:value-type="string" calcext:value-type="string" table:number-columns-spanned="1" table:number-rows-spanned="12">
            <text:p>{</text:p>
            <text:p>    "todo": [</text:p>
            <text:p>        {</text:p>
            <text:p>            "status": "1",</text:p>
            <text:p>            "description": "create api",</text:p>
            <text:p>            "title": "python work",</text:p>
            <text:p>            "creation_date": "Fri Jan 04 16:09:01  2019 ",</text:p>
            <text:p>            "date": "01-01-2019",</text:p>
            <text:p>            "_id": "5c2f37c5937be5416f44676d",</text:p>
            <text:p>            "email": "gaurav@yopmail.com"</text:p>
            <text:p>        }</text:p>
            <text:p>    ]</text:p>
            <text:p>}</text:p>
          </table:table-cell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3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Get All Pending Todo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et_all_pending</text:p>
          </table:table-cell>
          <table:table-cell/>
          <table:table-cell office:value-type="string" calcext:value-type="string" table:number-columns-spanned="1" table:number-rows-spanned="12">
            <text:p>{</text:p>
            <text:p>    "todo": [</text:p>
            <text:p>        {</text:p>
            <text:p>            "status": "0",</text:p>
            <text:p>            "description": "create api",</text:p>
            <text:p>            "title": "python work",</text:p>
            <text:p>            "creation_date": "Fri Jan 04 16:08:57  2019 ",</text:p>
            <text:p>            "date": "01-01-2019",</text:p>
            <text:p>            "_id": "5c2f37c1937be5416f44676c",</text:p>
            <text:p>            "email": "gaurav@yopmail.com"</text:p>
            <text:p>        }</text:p>
            <text:p>    ]</text:p>
            <text:p>}</text:p>
          </table:table-cell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5"/>
          <table:covered-table-cell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3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Delete User by 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delete_user</text:p>
          </table:table-cell>
          <table:table-cell office:value-type="string" calcext:value-type="string">
            <text:p>email:gauravb@yopmail.com</text:p>
          </table:table-cell>
          <table:table-cell office:value-type="string" calcext:value-type="string" table:number-columns-spanned="1" table:number-rows-spanned="13">
            <text:p>{</text:p>
            <text:p>    "users": [</text:p>
            <text:p>        {</text:p>
            <text:p>            "password": "$2b$12$TdVBVUoF4s5Y5RI2C3AWcO5NhQjTne5AC5SevDE2jpRQWmZPNlD56",</text:p>
            <text:p>            "name": "rahul",</text:p>
            <text:p>            "question": "fav color",</text:p>
            <text:p>            "creation_date": "Fri Jan 04 15:18:21  2019 ",</text:p>
            <text:p>            "contact": "7845784548",</text:p>
            <text:p>            "answer": "pink",</text:p>
            <text:p><text:span text:style-name="T1">            "_id": "5c2f2a36937be531c8270ccb</text:span>",</text:p>
            <text:p>            "email": "rahul@yopmail.com"</text:p>
            <text:p>        }</text:p>
            <text:p>    ]</text:p>
            <text:p>}</text:p>
          </table:table-cell>
          <table:table-cell office:value-type="string" calcext:value-type="string" table:number-columns-spanned="1" table:number-rows-spanned="22">
            <text:p>{</text:p>
            <text:p>    "users": [</text:p>
            <text:p>        {</text:p>
            <text:p>            "password": "$2b$12$Ndp7nUcrhRxwKtyT2dYGe.NNCXTMRYYRrgWp3HyUd/3v8i4fcI2qO",</text:p>
            <text:p>            "name": "gaurav",</text:p>
            <text:p>            "question": "fav color",</text:p>
            <text:p>            "creation_date": "Fri Jan 04 15:11:10  2019 ",</text:p>
            <text:p>            "contact": "8899737453",</text:p>
            <text:p>            "answer": "red",</text:p>
            <text:p><text:span text:style-name="T1">            "_id": "5c2f2be5937be531c8270ccc</text:span>",</text:p>
            <text:p>            "email": "gaurav@yopmail.com"</text:p>
            <text:p>        },</text:p>
            <text:p>        {</text:p>
            <text:p>            "password": "$2b$12$TdVBVUoF4s5Y5RI2C3AWcO5NhQjTne5AC5SevDE2jpRQWmZPNlD56",</text:p>
            <text:p>            "name": "rahul",</text:p>
            <text:p>            "question": "fav color",</text:p>
            <text:p>            "creation_date": "Fri Jan 04 15:18:21  2019 ",</text:p>
            <text:p>            "contact": "7845784548",</text:p>
            <text:p>            "answer": "pink",</text:p>
            <text:p><text:span text:style-name="T1">            "_id": "5c2f2a36937be531c8270ccb</text:span>",</text:p>
            <text:p>            "email": "rahul@yopmail.com"</text:p>
            <text:p>        }</text:p>
            <text:p>    ]</text:p>
            <text:p>}</text:p>
          </table:table-cell>
          <table:table-cell table:number-columns-repeated="1017"/>
        </table:table-row>
        <table:table-row table:style-name="ro3">
          <table:table-cell table:number-columns-repeated="5"/>
          <table:covered-table-cell table:number-columns-repeated="2"/>
          <table:table-cell table:number-columns-repeated="1017"/>
        </table:table-row>
        <table:table-row table:style-name="ro3">
          <table:table-cell table:number-columns-repeated="5"/>
          <table:covered-table-cell table:number-columns-repeated="2"/>
          <table:table-cell table:number-columns-repeated="1017"/>
        </table:table-row>
        <table:table-row table:style-name="ro3">
          <table:table-cell table:number-columns-repeated="5"/>
          <table:covered-table-cell table:number-columns-repeated="2"/>
          <table:table-cell table:number-columns-repeated="1017"/>
        </table:table-row>
        <table:table-row table:style-name="ro3">
          <table:table-cell table:number-columns-repeated="5"/>
          <table:covered-table-cell table:number-columns-repeated="2"/>
          <table:table-cell table:number-columns-repeated="1017"/>
        </table:table-row>
        <table:table-row table:style-name="ro3">
          <table:table-cell table:number-columns-repeated="5"/>
          <table:covered-table-cell table:number-columns-repeated="2"/>
          <table:table-cell table:number-columns-repeated="1017"/>
        </table:table-row>
        <table:table-row table:style-name="ro3">
          <table:table-cell table:number-columns-repeated="5"/>
          <table:covered-table-cell table:number-columns-repeated="2"/>
          <table:table-cell table:number-columns-repeated="1017"/>
        </table:table-row>
        <table:table-row table:style-name="ro3">
          <table:table-cell table:number-columns-repeated="5"/>
          <table:covered-table-cell table:number-columns-repeated="2"/>
          <table:table-cell table:number-columns-repeated="1017"/>
        </table:table-row>
        <table:table-row table:style-name="ro3">
          <table:table-cell table:number-columns-repeated="5"/>
          <table:covered-table-cell table:number-columns-repeated="2"/>
          <table:table-cell table:number-columns-repeated="1017"/>
        </table:table-row>
        <table:table-row table:style-name="ro3">
          <table:table-cell table:number-columns-repeated="5"/>
          <table:covered-table-cell table:number-columns-repeated="2"/>
          <table:table-cell table:number-columns-repeated="1017"/>
        </table:table-row>
        <table:table-row table:style-name="ro3">
          <table:table-cell table:number-columns-repeated="5"/>
          <table:covered-table-cell table:number-columns-repeated="2"/>
          <table:table-cell table:number-columns-repeated="1017"/>
        </table:table-row>
        <table:table-row table:style-name="ro3">
          <table:table-cell table:number-columns-repeated="5"/>
          <table:covered-table-cell table:number-columns-repeated="2"/>
          <table:table-cell table:number-columns-repeated="1017"/>
        </table:table-row>
        <table:table-row table:style-name="ro3">
          <table:table-cell table:number-columns-repeated="5"/>
          <table:covered-table-cell table:number-columns-repeated="2"/>
          <table:table-cell table:number-columns-repeated="1017"/>
        </table:table-row>
        <table:table-row table:style-name="ro3">
          <table:table-cell table:number-columns-repeated="6"/>
          <table:covered-table-cell/>
          <table:table-cell table:number-columns-repeated="1017"/>
        </table:table-row>
        <table:table-row table:style-name="ro3">
          <table:table-cell table:number-columns-repeated="6"/>
          <table:covered-table-cell/>
          <table:table-cell table:number-columns-repeated="1017"/>
        </table:table-row>
        <table:table-row table:style-name="ro3">
          <table:table-cell table:number-columns-repeated="6"/>
          <table:covered-table-cell/>
          <table:table-cell table:number-columns-repeated="1017"/>
        </table:table-row>
        <table:table-row table:style-name="ro3">
          <table:table-cell table:number-columns-repeated="6"/>
          <table:covered-table-cell/>
          <table:table-cell table:number-columns-repeated="1017"/>
        </table:table-row>
        <table:table-row table:style-name="ro3">
          <table:table-cell table:number-columns-repeated="6"/>
          <table:covered-table-cell/>
          <table:table-cell table:number-columns-repeated="1017"/>
        </table:table-row>
        <table:table-row table:style-name="ro3">
          <table:table-cell table:number-columns-repeated="6"/>
          <table:covered-table-cell/>
          <table:table-cell table:number-columns-repeated="1017"/>
        </table:table-row>
        <table:table-row table:style-name="ro3">
          <table:table-cell table:number-columns-repeated="6"/>
          <table:covered-table-cell/>
          <table:table-cell table:number-columns-repeated="1017"/>
        </table:table-row>
        <table:table-row table:style-name="ro3">
          <table:table-cell table:number-columns-repeated="6"/>
          <table:covered-table-cell/>
          <table:table-cell table:number-columns-repeated="1017"/>
        </table:table-row>
        <table:table-row table:style-name="ro3">
          <table:table-cell table:number-columns-repeated="6"/>
          <table:covered-table-cell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6:32:20.528234750</meta:creation-date>
    <dc:date>2019-01-04T17:16:50.232731693</dc:date>
    <meta:editing-duration>PT47S</meta:editing-duration>
    <meta:editing-cycles>1</meta:editing-cycles>
    <meta:document-statistic meta:table-count="1" meta:cell-count="87" meta:object-count="0"/>
    <meta:generator>LibreOffice/6.0.7.3$Linux_X86_64 LibreOffice_project/00m0$Build-3</meta:generator>
  </office:meta>
</office:document-meta>
</file>